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32.67pt" svg:height="412.1pt" svg:x="497.14pt" svg:y="159.62pt">
            <loext:p draw:notify-on-update-of-ranges="Sheet1.A1:Sheet1.A1 Sheet1.A2:Sheet1.A25 Sheet1.B1:Sheet1.B1 Sheet1.B2:Sheet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Me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lytic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2:.B22])" office:value-type="float" office:value="13.6666666666667" calcext:value-type="float">
            <text:p>13.6666666667</text:p>
          </table:table-cell>
        </table:table-row>
        <table:table-row table:style-name="ro1">
          <table:table-cell office:value-type="string" calcext:value-type="string">
            <text:p>Atiiv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s.ai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lab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Weduc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4U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coapp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ambolico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l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ac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forward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sio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Biddin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crambl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yss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inary Cloud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dox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usic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abel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iwhere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era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p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finet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B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0:43:23.288953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6-06-19T01:06:47.248538421</meta:creation-date>
    <dc:date>2016-06-22T11:05:41.983259519</dc:date>
    <dc:creator>carlos </dc:creator>
    <meta:editing-duration>PT8M55S</meta:editing-duration>
    <meta:editing-cycles>2</meta:editing-cycles>
    <meta:generator>LibreOffice/5.0.3.2$Linux_X86_64 LibreOffice_project/0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48cm" svg:height="14.539cm" xlink:href=".." xlink:type="simple" chart:class="chart:bar" chart:style-name="ch1">
        <chart:legend chart:legend-position="bottom" svg:x="11.937cm" svg:y="13.756cm" style:legend-expansion="wide" chart:style-name="ch2"/>
        <chart:plot-area chart:style-name="ch3" table:cell-range-address="Sheet1.A1:Sheet1.B25" chart:data-source-has-labels="both" svg:x="0.516cm" svg:y="0.29cm" svg:width="24.816cm" svg:height="13.176cm">
          <chartooo:coordinate-region svg:x="1.323cm" svg:y="0.29cm" svg:width="23.201cm" svg:height="10.688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B2:Sheet1.B25" chart:label-cell-address="Sheet1.B1:Sheet1.B1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b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alytics</text:p>
                <draw:g>
                  <svg:desc>Sheet1.A2:Sheet1.A25</svg:desc>
                </draw:g>
              </table:table-cell>
              <table:table-cell office:value-type="float" office:value="2">
                <text:p>2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Atii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irtus.a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tera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ypelab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edu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Z4U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Zarcoap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treambolico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lickl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dac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hiftforward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emasi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EmailBidding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scrambler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byssal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maginary Cloud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opdox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Nmusi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Unbabel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Ubiwhere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indera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Blip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Celfinet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